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424cm" style:rel-column-width="11808*"/>
    </style:style>
    <style:style style:name="Table1.B" style:family="table-column">
      <style:table-column-properties style:column-width="15.577cm" style:rel-column-width="537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Text_20_body">
      <style:text-properties style:font-name="Times New Roman" fo:font-size="6pt" style:font-size-asian="6pt" style:font-size-complex="6pt"/>
    </style:style>
    <style:style style:name="P4" style:family="paragraph" style:parent-style-name="Text_20_body">
      <style:text-properties style:font-name="Times New Roman" fo:font-size="8pt" style:font-size-asian="8pt" style:font-size-complex="8pt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ext_20_body">
      <style:text-properties style:use-window-font-color="true" style:font-name="Times New Roman"/>
    </style:style>
    <style:style style:name="P7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8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1" style:font-size-asian="10pt" style:font-name-complex="ABCDEE+Calibri1" style:font-size-complex="10pt"/>
    </style:style>
    <style:style style:name="P9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11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12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1" style:font-size-asian="12pt" style:font-name-complex="ABCDEE+Calibri1" style:font-size-complex="12pt"/>
    </style:style>
    <style:style style:name="P13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</style:style>
    <style:style style:name="P15" style:family="paragraph" style:parent-style-name="Text_20_body">
      <style:paragraph-properties fo:margin-left="0cm" fo:margin-right="0cm" fo:text-indent="0.499cm" style:auto-text-indent="false"/>
      <style:text-properties style:font-name="Times New Roman"/>
    </style:style>
    <style:style style:name="P1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onsolas" style:font-size-asian="10pt" style:font-name-complex="ABCDEE+Consolas" style:font-size-complex="10pt"/>
    </style:style>
    <style:style style:name="P1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8.75pt" style:font-name-complex="ABCDEE+Calibri" style:font-size-complex="10pt"/>
    </style:style>
    <style:style style:name="P1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1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fo:font-style="normal" style:font-name-asian="ABCDEE+Calibri" style:font-size-asian="10pt" style:font-style-asian="normal" style:font-name-complex="ABCDEE+Calibri" style:font-size-complex="10pt" style:font-style-complex="normal"/>
    </style:style>
    <style:style style:name="P20" style:family="paragraph" style:parent-style-name="Text_20_body">
      <style:paragraph-properties fo:margin-left="0cm" fo:margin-right="0cm" fo:text-indent="0.499cm" style:auto-text-indent="false" fo:background-color="#e6e6ff">
        <style:background-image/>
      </style:paragraph-properties>
      <style:text-properties style:font-name="Times New Roman"/>
    </style:style>
    <style:style style:name="P21" style:family="paragraph" style:parent-style-name="Text_20_body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" fo:font-size="10pt" style:font-name-asian="ABCDEE+Consolas" style:font-size-asian="10pt" style:font-name-complex="ABCDEE+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1" fo:font-size="10pt" style:font-name-asian="ABCDEE+Consolas1" style:font-size-asian="10pt" style:font-name-complex="ABCDEE+Consolas1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,Bold" style:font-size-asian="12pt" style:font-name-complex="ABCDEE+Consolas,Bold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" style:font-size-asian="12pt" style:font-name-complex="ABCDEE+Consolas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use-window-font-color="true" style:font-name="Times New Roman" fo:font-size="12pt" style:font-name-asian="ABCDEE+Calibri" style:font-size-asian="12pt" style:font-name-complex="ABCDEE+Calibri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ABCDEE+Calibri" fo:font-size="10pt" style:font-name-asian="ABCDEE+Calibri" style:font-size-asian="10pt" style:font-name-complex="ABCDEE+Calibri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0pt" style:font-name-asian="ABCDEE+Calibri" style:font-size-asian="10pt" style:font-name-complex="ABCDEE+Calibri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2pt" style:font-name-asian="ABCDEE+Calibri" style:font-size-asian="12pt" style:font-name-complex="ABCDEE+Calibri" style:font-size-complex="12pt"/>
    </style:style>
    <style:style style:name="P32" style:family="paragraph" style:parent-style-name="Text_20_body">
      <style:paragraph-properties fo:background-color="#e6e6ff">
        <style:background-image/>
      </style:paragraph-properties>
      <style:text-properties style:font-name="Times New Roman"/>
    </style:style>
    <style:style style:name="P33" style:family="paragraph" style:parent-style-name="Text_20_body">
      <style:paragraph-properties fo:background-color="#e6e6ff">
        <style:background-image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Text_20_body">
      <style:paragraph-properties fo:background-color="transparent">
        <style:background-image/>
      </style:paragraph-properties>
      <style:text-properties style:font-name="Times New Roman"/>
    </style:style>
    <style:style style:name="P35" style:family="paragraph" style:parent-style-name="Heading">
      <style:paragraph-properties fo:break-before="page"/>
      <style:text-properties style:font-name="Times New Roman"/>
    </style:style>
    <style:style style:name="P36" style:family="paragraph" style:parent-style-name="Table_20_Contents">
      <style:text-properties style:font-name="Times New Roman" fo:font-size="10pt" style:font-size-asian="10pt" style:font-size-complex="10pt"/>
    </style:style>
    <style:style style:name="P37" style:family="paragraph" style:parent-style-name="Text_20_body" style:list-style-name="L2">
      <style:paragraph-properties fo:text-align="justify" style:justify-single-word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38" style:family="paragraph" style:parent-style-name="Text_20_body">
      <style:text-properties style:font-name="Times New Roman" fo:font-size="8pt" style:font-size-asian="8pt" style:font-size-complex="8pt"/>
    </style:style>
    <style:style style:name="P39" style:family="paragraph" style:parent-style-name="Text_20_body" style:list-style-name="L1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4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41" style:family="paragraph" style:parent-style-name="Text_20_body">
      <style:paragraph-properties fo:margin-left="0cm" fo:margin-right="0cm" fo:text-align="justify" style:justify-single-word="false" fo:text-indent="0.499cm" style:auto-text-indent="false" fo:break-before="page"/>
      <style:text-properties style:font-name="Times New Roman" fo:font-size="10pt" style:font-name-asian="ABCDEE+Calibri" style:font-size-asian="10pt" style:font-name-complex="ABCDEE+Calibri" style:font-size-complex="10pt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4" style:family="paragraph" style:parent-style-name="Heading_20_2" style:list-style-name="">
      <style:text-properties style:font-name="Times New Roman"/>
    </style:style>
    <style:style style:name="P45" style:family="paragraph" style:parent-style-name="Heading_20_2">
      <style:paragraph-properties fo:margin-left="0cm" fo:margin-right="0cm" fo:text-indent="0.499cm" style:auto-text-indent="false"/>
      <style:text-properties style:font-name="Times New Roman"/>
    </style:style>
    <style:style style:name="P46" style:family="paragraph" style:parent-style-name="Heading_20_2">
      <style:paragraph-properties fo:break-before="page"/>
      <style:text-properties style:font-name="Times New Roman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ABCDEE+Calibri,Italic" style:font-name-complex="ABCDEE+Calibri,Italic"/>
    </style:style>
    <style:style style:name="T2" style:family="text">
      <style:text-properties style:font-name-asian="ABCDEE+Courier New" style:font-name-complex="ABCDEE+Courier New"/>
    </style:style>
    <style:style style:name="T3" style:family="text">
      <style:text-properties style:font-name-asian="ABCDEE+Calibri" style:font-name-complex="ABCDEE+Calibri"/>
    </style:style>
    <style:style style:name="T4" style:family="text">
      <style:text-properties style:font-name-asian="ABCDEE+Calibri1" style:font-name-complex="ABCDEE+Calibri1"/>
    </style:style>
    <style:style style:name="T5" style:family="text">
      <style:text-properties style:font-name-asian="ABCDEE+Consolas" style:font-name-complex="ABCDEE+Consola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use-window-font-color="true" style:font-name="Times New Roman" fo:font-size="12pt" style:font-size-asian="12pt" style:font-size-complex="12pt"/>
    </style:style>
    <style:style style:name="T11" style:family="text">
      <style:text-properties style:use-window-font-color="true" style:font-name="Times New Roman" fo:font-size="12pt" style:font-name-asian="ABCDEE+Courier New" style:font-size-asian="12pt" style:font-name-complex="ABCDEE+Courier New" style:font-size-complex="12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style:font-name-asian="ABCDEE+Consolas1" style:font-size-asian="12pt" style:font-name-complex="ABCDEE+Consolas1" style:font-size-complex="12pt"/>
    </style:style>
    <style:style style:name="T15" style:family="text">
      <style:text-properties style:font-name="Times New Roman" fo:font-size="12pt" style:font-name-asian="ABCDEE+Consolas" style:font-size-asian="12pt" style:font-name-complex="ABCDEE+Consolas" style:font-size-complex="12pt"/>
    </style:style>
    <style:style style:name="T16" style:family="text">
      <style:text-properties style:font-name="Times New Roman" fo:font-size="12pt" style:font-name-asian="ABCDEE+Calibri" style:font-size-asian="12pt" style:font-name-complex="ABCDEE+Calibri" style:font-size-complex="12pt"/>
    </style:style>
    <style:style style:name="T17" style:family="text">
      <style:text-properties style:font-name="Times New Roman" fo:font-size="11pt" style:font-name-asian="ABCDEE+Calibri" style:font-size-asian="11pt" style:font-name-complex="ABCDEE+Calibri" style:font-size-complex="11pt"/>
    </style:style>
    <style:style style:name="T18" style:family="text">
      <style:text-properties style:font-name="Times New Roman" fo:font-size="8pt" style:font-size-asian="8pt" style:font-size-complex="8pt"/>
    </style:style>
    <style:style style:name="T19" style:family="text">
      <style:text-properties fo:language="en" fo:country="US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pt" fo:country="PT" style:language-asian="zxx" style:country-asian="none" style:language-complex="zxx" style:country-complex="none"/>
    </style:style>
    <style:style style:name="T2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cm"/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Introdução à infraestrutura .NET</text:h>
      <text:p text:style-name="P13">Portabilidade e independência às linguagens são características das infraestrutura de suporte à <text:s/>construção de software por componentes, nomeadamente do CLR. Explique sucintamente como o CLR dá suporte a cada uma dessas características. </text:p>
      <text:section text:style-name="Sect1" text:name="Section1">
        <text:p text:style-name="P9">O CLR suporta a portabilidade através da representação do código em linguagem intermédia (IL). Desta forma todo e qualquer módulo que se encontre neste formato pode ser executado em qualquer máquina, desde que a mesma tenha uma implementação do CLI para interpretação dos módulos.</text:p>
        <text:p text:style-name="P9">O suporte à independência às linguagens é efetuado pelo compilador de cada uma delas, uma vez que têm que respeitar as regras do CLI para que o seu código seja interagido com outros módulos. As regras implementadas devem satisfazer <text:s/>o CTS e o CLS para que possam ser compatíveis com outras linguagens.</text:p>
        <text:p text:style-name="P9"><text:s/></text:p>
      </text:section>
      <text:p text:style-name="P11">Faça uma comparação entre a utilização de um componente binário (assembly) desenvolvido para a plataforma .NET e um componente binário desenvolvido em C, nas fases de criação do componente dependente e da sua execução.</text:p>
      <text:section text:style-name="Sect2" text:name="Section2">
        <text:p text:style-name="P7">O componente binário desenvolvido na plataforma .NET é considerado managed e necessita do CLR, uma vez que é sob o seu controlo que irá executar o código. Neste modulo existe um contracto lógico, estando presente no mesmo ficheiro a metadata e a implementação.</text:p>
        <text:p text:style-name="P7">A ligação entre componentes é sempre dinâmica, permitindo carregar os módulos somente na altura em que os mesmos são carregados.</text:p>
        <text:p text:style-name="P7">A tradução do código para executável é feito num único passo simplificando o processo de compilação, tendo o executável acesso à biblioteca .NET as funções que serão ligadas em tempo de execução através do CLR.</text:p>
        <text:p text:style-name="P7">O componente binário desenvolvido na linguagem C é considerado unmanaged, é dependente da arquitetura e do sistema operativo, mas não precisa de uma framework para funcionar. Considera-se que existe um contracto físico entre módulos, uma vez que existe a desagregação da informação em ficheiro fonte e <text:s/>ficheiro de definições (ficheiro header).</text:p>
        <text:p text:style-name="P7">A ligação entre componente por omissão é estática, aumentando consideravelmente o tamanho dos módulos.</text:p>
        <text:p text:style-name="P7">A tradução do código é mais complexa. Existem vários passos no processo de geração do executável, que pode tornar-se mais complexa caso seja feita ligação dinâmico com outros módulos. Pode-se considerar que existem três passos de maior relevância (contudo todos eles são importantes): criação dos ficheiros objeto, ligação final entres os objetos e as bibliotecas e por fim eventuais ligações a módulos de carregamento dinâmico. </text:p>
      </text:section>
      <text:p text:style-name="P11">Indique uma utilização da metadata presente em módulos <text:span text:style-name="T1">managed efetuada</text:span> <text:s/>por cada uma das seguintes entidades: compilador da linguagem C#; <text:span text:style-name="T1">loader </text:span>da máquina virtual; compilador JIT da máquina virtual.</text:p>
      <text:section text:style-name="Sect2" text:name="Section3">
        <text:p text:style-name="P7">Compilador da linguagem C#: </text:p>
        <text:p text:style-name="P7"><text:tab/>Contem informação das assinaturas dos métodos, tipos definidos, tipos referenciados utilizados no módulo, permitindo a correta compilação.</text:p>
        <text:p text:style-name="P7">Loader da Máquina Virtual: </text:p>
        <text:p text:style-name="P7"><text:tab/>Ao fazer cache da informação dos tipos referenciados e definidos, evita processamento extra para carregar código já previamente carregado.</text:p>
        <text:p text:style-name="P7">Compilador JIT: </text:p>
        <text:p text:style-name="P7"><text:tab/>Utilização de '<text:span text:style-name="T6">stub'</text:span> que aponta para as funções, permitindo a execução de funções mais rápidas (exceto a primeira chamada). </text:p>
        <text:p text:style-name="P7"/>
      </text:section>
      <text:p text:style-name="P11">Que informação consta no manifesto de um assembly?</text:p>
      <text:section text:style-name="Sect2" text:name="Section4">
        <text:p text:style-name="P7">O manifesto contém informação para a correta gestão do módulo. Contém:</text:p>
        <text:list xml:id="list36635894" text:style-name="L1">
          <text:list-item>
            <text:p text:style-name="P39">Nome do módulo</text:p>
          </text:list-item>
          <text:list-item>
            <text:p text:style-name="P39">Versão do módulo: podendo indicar várias tags de versão</text:p>
          </text:list-item>
          <text:list-item>
            <text:p text:style-name="P39">Localização do '<text:span text:style-name="T6">Assembly</text:span>': usada em '<text:span text:style-name="T6">resources' </text:span>e '<text:span text:style-name="T6">strings'</text:span>, para indicar aspetos referentes a definições regionais</text:p>
          </text:list-item>
          <text:list-item>
            <text:p text:style-name="P39">'<text:span text:style-name="T6">Strong Name</text:span>': uma '<text:span text:style-name="T6">hashkey'</text:span> que identifica o fornecedor do <text:s/>módulo</text:p>
          </text:list-item>
          <text:list-item>
            <text:p text:style-name="P39">Lista de módulos utilizados pelo módulo</text:p>
          </text:list-item>
          <text:list-item>
            <text:p text:style-name="P39"><text:soft-page-break/>Tipos de dados exportados</text:p>
          </text:list-item>
        </text:list>
        <text:p text:style-name="P7"/>
      </text:section>
      <text:p text:style-name="P11">Porque motivo os módulos não incluem manifesto?</text:p>
      <text:section text:style-name="Sect2" text:name="Section5">
        <text:p text:style-name="P7"><text:span text:style-name="T21">Somente o módulo Assembly contém o mani</text:span>festo, permitindo fazer a ligação com todos os módulos referenciados pelo mesmo.</text:p>
      </text:section>
      <text:p text:style-name="P11">Descreva o conteúdo das tabelas <text:span text:style-name="T2">TypeDef </text:span>e <text:span text:style-name="T2">TypeRef</text:span>.</text:p>
      <text:section text:style-name="Sect2" text:name="Section6">
        <text:p text:style-name="P7">A tabela '<text:span text:style-name="T6">TypeDef</text:span>' contém todos os símbolos definidos pelo módulo e a tabela '<text:span text:style-name="T6">TypeRef</text:span>' contem todos os <text:s/>símbolos referenciados no módulo.</text:p>
      </text:section>
      <text:p text:style-name="P12">O CLR suporta compilação “just<text:span text:style-name="T3">-in-</text:span>time”. Descreva sumariamente o que acontece na primeira vez que um <text:span text:style-name="T3">método é invocado e o que acontece nas invocações seguintes (Baseie a sua explicação num tipo e em métodos por si definidos).</text:span></text:p>
      <text:section text:style-name="Sect2" text:name="Section7">
        <text:p text:style-name="P8">A execução de métodos são realizados por um '<text:span text:style-name="T6">stub</text:span>' que tem uma entrada numa tabela de métodos. Numa primeira execução de um método, o '<text:span text:style-name="T6">stub</text:span>' já se encontra a apontar o JIT de forma a o executar. Após a execução do JIT, este obtém o endereço “válido” do método chamado e substitui na respetiva entrada da tabela de métodos. Nas execuções seguintes o <text:s/>'<text:span text:style-name="T6">stub</text:span>' já não chama o JIT (uma vez que já foi substituído o endereço), mas sim a função, uma vez que o método já foi validado na primeira chamada.</text:p>
      </text:section>
      <text:p text:style-name="P11">Comente a seguinte afirmação: <text:span text:style-name="T4">“</text:span>A existência de um sistema de tipos comum (CTS) implica que estes tenham que ser incluídos no conjunto de tipos primitivos das linguagens de programação para a plataforma .NET<text:span text:style-name="T4">”</text:span>.</text:p>
      <text:section text:style-name="Sect2" text:name="Section8">
        <text:p text:style-name="P10">O CTS define um conjunto de regras para uniformizar o sistema de tipos pelas diversas linguagens de programação. Assim sendo, uma linguagem de programação que pretenda usufruir da framework .NET deve implementar essas regras. Porém a linguagem de programação não deve perder a sua identidade para poder utilizar a framework, para tal basta que esse trabalho seja efetuado pelo seu compilador, ou seja, quando o compilador gerar o código IL, para ser utilizado pelo CLR, garanta o cumprimento das regras do CTS.</text:p>
        <text:p text:style-name="P10">Desta forma torna-se evidente que não é necessário que os tipos comuns sejam incluídos no conjunto de tipos primitivos das linguagens.</text:p>
      </text:section>
      <text:p text:style-name="P11">Para que um componente seja interoperável, apenas deve incluir mecanismos suportados pelo <text:span text:style-name="T4">“Common Language Specification” (CLS)?</text:span></text:p>
      <text:section text:style-name="Sect2" text:name="Section9">
        <text:p text:style-name="P10">Apesar o CLS especificar as regras que definem a <text:s/>interoperabilidade da linguagem, deve incluir também o <text:s/>CTS, para ter um conjunto de tipos compatíveis.</text:p>
      </text:section>
      <text:p text:style-name="P11">Explique sucintamente o modelo de execução virtual .NET. Nesta explicação inclua a descrição do Evaluation Stack e do Activation Record.</text:p>
      <text:section text:style-name="Sect2" text:name="Section10">
        <text:p text:style-name="P10">????</text:p>
      </text:section>
      <text:h text:style-name="P43" text:outline-level="1">Conceitos fundamentais do sistema de tipos</text:h>
      <text:p text:style-name="P21">Explique a diferença entre coerção (8.3.2. <text:span text:style-name="T1">coercion</text:span>) e conversão (<office:annotation><dc:creator>Nuno Cancelo</dc:creator><dc:date>2011-04-15T10:04:04.17</dc:date><text:p text:style-name="P47"><text:span text:style-name="T22">O ponto 8.2.1 refere-se aos tipos referencia e aos tipos valor.</text:span></text:p><text:p text:style-name="P47"><text:span text:style-name="T22">O ponto 8.3.3 refere-se aos casting.</text:span></text:p></office:annotation>8.2.1 <text:span text:style-name="T1">casting</text:span>), tal como especificado na norma <text:span text:style-name="T1">Common Language Infrastructure </text:span>(CLI).</text:p>
      <text:section text:style-name="Sect2" text:name="Section11">
        <text:p text:style-name="P18">A coerção aplica-se aos tipos valor. É efetuada uma tentativa de atribuir um valor de um determinado tipo para outro valor/tipo. Pode ocorrer dois tipos de coerção, uma mais abrangente (widening) que preserva a informação para um universo maior e uma mais restrita(narrowing) na qual pode ocorrer perca de informação.</text:p>
        <text:p text:style-name="P18">A conversão é aplicada aos tipos referencia. Uma vez que uma referencia pode ser de múltiplos tipos pode ocorrer a necessidade de alterar a referencia de um tipo noutro. </text:p>
        <text:p text:style-name="P18"/>
      </text:section>
      <text:p text:style-name="P21">Seja uma instância v1 do tipo valor V, que redefine ToString. É indiferente usar as seguintes versões de código para afixar uma instância na consola: Console.WriteLine(v1) e Console.WriteLine(v1.ToString())?</text:p>
      <text:section text:style-name="Sect2" text:name="Section12">
        <text:p text:style-name="P18">Admitindo que “redefine” não implícita que seja “override”, então não é indiferente porque a primeira instrução chama implicitamente o método de Object e a segunda chama explicitamente o método da instância.</text:p>
        <text:p text:style-name="P18">Se “redefine” implica que seja “override”, então é indiferente a forma como é chamado o método. Porem deve-se utilizar a chamada explicita dos métodos para evitar surpresas desagradáveis.</text:p>
        <text:p text:style-name="P18"/>
        <text:p text:style-name="P41"/>
      </text:section>
      <text:p text:style-name="P21">A chamada a métodos não virtuais de um tipo valor nunca têm operação de boxing?</text:p>
      <text:section text:style-name="Sect2" text:name="Section13">
        <text:p text:style-name="P18">Não. É necessário fazer '<text:span text:style-name="T6">boxing</text:span>' para o tipo valor desejado, porque os métodos esperam que o argumento '<text:span text:style-name="T6">this'</text:span><text:span text:style-name="T8"> se refira a um objeto do '</text:span><text:span text:style-name="T6">heap'</text:span><text:span text:style-name="T8">.</text:span></text:p>
        <text:p text:style-name="P19"/>
      </text:section>
      <text:p text:style-name="P21">Comente a seguinte afirmação: <text:span text:style-name="T4">“</text:span><text:span text:style-name="T1">A operação de unboxing não é exactamente o oposto da operação de boxing</text:span><text:span text:style-name="T4">”</text:span>.</text:p>
      <text:section text:style-name="Sect2" text:name="Section14">
        <text:p text:style-name="P18">A operação de '<text:span text:style-name="T7">boxing'</text:span> requer três passos de execução:</text:p>
        <text:list xml:id="list36620251" text:style-name="L2">
          <text:list-item>
            <text:p text:style-name="P37">Alocação de memoria no '<text:span text:style-name="T6">managed heap',</text:span><text:span text:style-name="T8"> para suportar o tipo de dados.</text:span></text:p>
          </text:list-item>
          <text:list-item>
            <text:p text:style-name="P37">Os valores dos campos são copiados.</text:p>
          </text:list-item>
          <text:list-item>
            <text:p text:style-name="P37">É devolvido o novo endereço lógico do objeto.</text:p>
          </text:list-item>
        </text:list>
        <text:p text:style-name="P18">A operação de '<text:span text:style-name="T6">unboxing'</text:span><text:span text:style-name="T8"> é somente obter o endereço lógico do objeto 'original'.</text:span></text:p>
      </text:section>
      <text:p text:style-name="P21">Qual o tempo de vida de uma instância de um tipo valor?</text:p>
      <text:section text:style-name="Sect2" text:name="Section15">
        <text:p text:style-name="P17">O tipo valor é criado no '<text:span text:style-name="T6">stack</text:span>' do método onde é instanciado. É eliminado, assim que a a '<text:span text:style-name="T6">stack frame</text:span>' é eliminada.</text:p>
      </text:section>
      <text:p text:style-name="P21">Uma instância de ValueType pode estar localizada em <text:span text:style-name="T1">Managed Heap</text:span>? Justifique.</text:p>
      <text:section text:style-name="Sect2" text:name="Section16">
        <text:p text:style-name="P17">Sim. Uma instância de '<text:span text:style-name="T6">ValueType</text:span>' pode estar localizada em 'Managed <text:span text:style-name="T6">Heap</text:span>', através da operação de boxing.</text:p>
      </text:section>
      <text:p text:style-name="P21">O método estático <text:span text:style-name="T5">bool System.Object.ReferenceEquals(object, object) </text:span>determina se duas referências referem o mesmo objecto. Não é essa a função do operador <text:span text:style-name="T5">== </text:span>quando aplicado a referências? Justifique a resposta.</text:p>
      <text:section text:style-name="Sect2" text:name="Section17">
        <text:p text:style-name="P16">Esse método não descrimina o tipo do objeto (valor ou referencia). Enquanto o operador == pode ter sido alterado, alterando a sua funcionalidade.</text:p>
      </text:section>
      <text:p text:style-name="P28">Considere a seguinte definição do tipo <text:span text:style-name="T5">Ponto</text:span>. Se o tipo <text:span text:style-name="T5">Ponto </text:span>fosse definido como uma classe o código IL do construtor sofreria alguma alteração? E o código nativo? Justifique.</text:p>
      <text:p text:style-name="P24"><text:span text:style-name="_5f_OOoComputerKeyWord"><text:span text:style-name="T13">public</text:span></text:span><text:span text:style-name="T13"> </text:span><text:span text:style-name="_5f_OOoComputerKeyWord"><text:span text:style-name="T13">struct</text:span></text:span><text:span text:style-name="T13"> </text:span><text:span text:style-name="_5f_OOoComputerIdent"><text:span text:style-name="T13">Ponto</text:span></text:span><text:span text:style-name="T13"> </text:span><text:span text:style-name="_5f_OOoComputerKeyWord"><text:span text:style-name="T13">{</text:span></text:span></text:p>
      <text:p text:style-name="P24"><text:span text:style-name="_5f_OOoComputerKeyWord"><text:span text:style-name="T13"><text:tab/>public</text:span></text:span><text:span text:style-name="T13"> </text:span><text:span text:style-name="_5f_OOoComputerKeyWord"><text:span text:style-name="T13">int</text:span></text:span><text:span text:style-name="T13"> </text:span><text:span text:style-name="_5f_OOoComputerIdent"><text:span text:style-name="T13">x</text:span></text:span><text:span text:style-name="_5f_OOoComputerKeyWord"><text:span text:style-name="T13">,</text:span></text:span><text:span text:style-name="T13"> </text:span><text:span text:style-name="_5f_OOoComputerIdent"><text:span text:style-name="T13">y</text:span></text:span><text:span text:style-name="_5f_OOoComputerKeyWord"><text:span text:style-name="T13">;</text:span></text:span></text:p>
      <text:p text:style-name="P24"><text:span text:style-name="_5f_OOoComputerKeyWord"><text:span text:style-name="T13"><text:tab/>public</text:span></text:span><text:span text:style-name="T13"> </text:span><text:span text:style-name="_5f_OOoComputerIdent"><text:span text:style-name="T13">Ponto</text:span></text:span><text:span text:style-name="_5f_OOoComputerKeyWord"><text:span text:style-name="T13">(int</text:span></text:span><text:span text:style-name="T13"> </text:span><text:span text:style-name="_5f_OOoComputerIdent"><text:span text:style-name="T13">x</text:span></text:span><text:span text:style-name="_5f_OOoComputerKeyWord"><text:span text:style-name="T13">,</text:span></text:span><text:span text:style-name="T13"> </text:span><text:span text:style-name="_5f_OOoComputerKeyWord"><text:span text:style-name="T13">int</text:span></text:span><text:span text:style-name="T13"> </text:span><text:span text:style-name="_5f_OOoComputerIdent"><text:span text:style-name="T13">y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text:span text:style-name="_5f_OOoComputerKeyWord"><text:span text:style-name="T13">this.</text:span></text:span><text:span text:style-name="_5f_OOoComputerIdent"><text:span text:style-name="T13">x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x</text:span></text:span><text:span text:style-name="_5f_OOoComputerKeyWord"><text:span text:style-name="T13">;</text:span></text:span><text:span text:style-name="T13"> </text:span><text:span text:style-name="_5f_OOoComputerKeyWord"><text:span text:style-name="T13">this.</text:span></text:span><text:span text:style-name="_5f_OOoComputerIdent"><text:span text:style-name="T13">y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y</text:span></text:span><text:span text:style-name="_5f_OOoComputerKeyWord"><text:span text:style-name="T13">;</text:span></text:span><text:span text:style-name="T13"> </text:span><text:span text:style-name="_5f_OOoComputerKeyWord"><text:span text:style-name="T13">}</text:span></text:span></text:p>
      <text:p text:style-name="P23"><text:span text:style-name="_5f_OOoComputerIdent"><text:span text:style-name="T14">…</text:span></text:span><text:span text:style-name="T14"> </text:span><text:span text:style-name="_5f_OOoComputerKeyWord"><text:span text:style-name="T15">}</text:span></text:span></text:p>
      <text:section text:style-name="Sect2" text:name="Section18">
        <text:p text:style-name="P30">Sim, porque deixaria estar alocado no managed '<text:span text:style-name="T6">heap</text:span>' e passaria a estar referenciado em stack como objeto fechado.</text:p>
      </text:section>
      <text:p text:style-name="P22"><text:span text:style-name="_5f_OOoComputerKeyWord"><text:span text:style-name="T10">Considere o código em C, à frente, definidos em duas unidades de compilação distintas, A e B. Diga, justificando, se é necessário recompilar o módulo B se à estrutura T for retirado o comentário (1) e o módulo A for entretanto recompilado. O comportamento seria idêntico caso se tratasse de código equivalente escrito em C#?</text:span></text:span></text:p>
      <text:section text:style-name="Sect3" text:name="Section19">
        <text:p text:style-name="P26">Excerto de types.h</text:p>
        <text:p text:style-name="P24"><text:span text:style-name="T13"><text:s/></text:span><text:span text:style-name="_5f_OOoComputerIdent"><text:span text:style-name="T13">typedef</text:span></text:span><text:span text:style-name="T13"> </text:span><text:span text:style-name="_5f_OOoComputerKeyWord"><text:span text:style-name="T13">struct</text:span></text:span><text:span text:style-name="T13"> </text:span><text:span text:style-name="_5f_OOoComputerIdent"><text:span text:style-name="T13">t</text:span></text:span><text:span text:style-name="T13"> </text:span><text:span text:style-name="_5f_OOoComputerKeyWord"><text:span text:style-name="T13">{</text:span></text:span></text:p>
        <text:p text:style-name="P24"><text:span text:style-name="_5f_OOoComputerKeyWord"><text:span text:style-name="T13">double</text:span></text:span><text:span text:style-name="T13"> </text:span><text:span text:style-name="_5f_OOoComputerIdent"><text:span text:style-name="T13">val</text:span></text:span><text:span text:style-name="_5f_OOoComputerKeyWord"><text:span text:style-name="T13">;</text:span></text:span></text:p>
        <text:p text:style-name="P24"><text:span text:style-name="_5f_OOoComputerComment"><text:span text:style-name="T13">/*</text:span></text:span><text:span text:style-name="T13"> </text:span><text:span text:style-name="_5f_OOoComputerComment"><text:span text:style-name="T13">char *name; */</text:span></text:span><text:span text:style-name="T13"> </text:span><text:span text:style-name="_5f_OOoComputerKeyWord"><text:span text:style-name="T13">(</text:span></text:span><text:span text:style-name="_5f_OOoComputerLiteral"><text:span text:style-name="T13">1</text:span></text:span><text:span text:style-name="_5f_OOoComputerKeyWord"><text:span text:style-name="T13">)</text:span></text:span></text:p>
        <text:p text:style-name="P25"><text:span text:style-name="_5f_OOoComputerComment"><text:span text:style-name="T13">/*</text:span></text:span><text:span text:style-name="T13"> </text:span><text:span text:style-name="_5f_OOoComputerComment"><text:span text:style-name="T13">… */</text:span></text:span></text:p>
        <text:p text:style-name="P24"><text:span text:style-name="T13"><text:s/></text:span><text:span text:style-name="_5f_OOoComputerKeyWord"><text:span text:style-name="T13">}</text:span></text:span><text:span text:style-name="T13"> </text:span><text:span text:style-name="_5f_OOoComputerIdent"><text:span text:style-name="T13">T</text:span></text:span><text:span text:style-name="_5f_OOoComputerKeyWord"><text:span text:style-name="T13">;</text:span></text:span></text:p>
        <text:p text:style-name="P26">Excerto do Módulo A</text:p>
        <text:p text:style-name="P25"><text:span text:style-name="_5f_OOoComputerKeyWord"><text:span text:style-name="T13">#</text:span></text:span><text:span text:style-name="_5f_OOoComputerIdent"><text:span text:style-name="T13">include</text:span></text:span><text:span text:style-name="T13"> </text:span><text:span text:style-name="_5f_OOoComputerIdent"><text:span text:style-name="T13">“types</text:span></text:span><text:span text:style-name="_5f_OOoComputerKeyWord"><text:span text:style-name="T13">.</text:span></text:span><text:span text:style-name="_5f_OOoComputerIdent"><text:span text:style-name="T13">h”</text:span></text:span></text:p>
        <text:p text:style-name="P25"><text:span text:style-name="_5f_OOoComputerIdent"><text:span text:style-name="T13">…</text:span></text:span></text:p>
        <text:p text:style-name="P24"><text:span text:style-name="_5f_OOoComputerIdent"><text:span text:style-name="T13">T</text:span></text:span><text:span text:style-name="_5f_OOoComputerKeyWord"><text:span text:style-name="T13">*</text:span></text:span><text:span text:style-name="T13"> </text:span><text:span text:style-name="_5f_OOoComputerIdent"><text:span text:style-name="T13">createT</text:span></text:span><text:span text:style-name="_5f_OOoComputerKeyWord"><text:span text:style-name="T13">()</text:span></text:span><text:span text:style-name="T13"> </text:span><text:span text:style-name="_5f_OOoComputerKeyWord"><text:span text:style-name="T13">{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(</text:span></text:span><text:span text:style-name="_5f_OOoComputerIdent"><text:span text:style-name="T13">T</text:span></text:span><text:span text:style-name="T13"> </text:span><text:span text:style-name="_5f_OOoComputerKeyWord"><text:span text:style-name="T13">*)</text:span></text:span><text:span text:style-name="T13"> </text:span><text:span text:style-name="_5f_OOoComputerIdent"><text:span text:style-name="T13">malloc</text:span></text:span><text:span text:style-name="_5f_OOoComputerKeyWord"><text:span text:style-name="T13">(sizeof(</text:span></text:span><text:span text:style-name="_5f_OOoComputerIdent"><text:span text:style-name="T13">T</text:span></text:span><text:span text:style-name="_5f_OOoComputerKeyWord"><text:span text:style-name="T13">));</text:span></text:span><text:span text:style-name="T13"> </text:span><text:span text:style-name="_5f_OOoComputerKeyWord"><text:span text:style-name="T13">}</text:span></text:span></text:p>
        <text:p text:style-name="P27"/>
        <text:p text:style-name="P26">Excerto do Módulo B</text:p>
        <text:p text:style-name="P25"><text:span text:style-name="_5f_OOoComputerKeyWord"><text:span text:style-name="T13">#</text:span></text:span><text:span text:style-name="_5f_OOoComputerIdent"><text:span text:style-name="T13">include</text:span></text:span><text:span text:style-name="T13"> </text:span><text:span text:style-name="_5f_OOoComputerIdent"><text:span text:style-name="T13">“types</text:span></text:span><text:span text:style-name="_5f_OOoComputerKeyWord"><text:span text:style-name="T13">.</text:span></text:span><text:span text:style-name="_5f_OOoComputerIdent"><text:span text:style-name="T13">h”</text:span></text:span></text:p>
        <text:p text:style-name="P25"><text:span text:style-name="_5f_OOoComputerIdent"><text:span text:style-name="T13">…</text:span></text:span></text:p>
        <text:p text:style-name="P24"><text:span text:style-name="_5f_OOoComputerIdent"><text:span text:style-name="T13">T</text:span></text:span><text:span text:style-name="T13"> </text:span><text:span text:style-name="_5f_OOoComputerKeyWord"><text:span text:style-name="T13">*</text:span></text:span><text:span text:style-name="_5f_OOoComputerIdent"><text:span text:style-name="T13">t1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createT</text:span></text:span><text:span text:style-name="_5f_OOoComputerKeyWord"><text:span text:style-name="T13">();</text:span></text:span></text:p>
        <text:p text:style-name="P25"><text:span text:style-name="T13"><text:s/></text:span><text:span text:style-name="_5f_OOoComputerIdent"><text:span text:style-name="T13">…</text:span></text:span></text:p>
        <text:p text:style-name="P24"><text:span text:style-name="_5f_OOoComputerKeyWord"><text:span text:style-name="T13">double</text:span></text:span><text:span text:style-name="T13"> </text:span><text:span text:style-name="_5f_OOoComputerIdent"><text:span text:style-name="T13">d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t1</text:span></text:span><text:span text:style-name="_5f_OOoComputerKeyWord"><text:span text:style-name="T13">-&gt;</text:span></text:span><text:span text:style-name="_5f_OOoComputerIdent"><text:span text:style-name="T13">val</text:span></text:span><text:span text:style-name="_5f_OOoComputerKeyWord"><text:span text:style-name="T13">;</text:span></text:span></text:p>
      </text:section>
      <text:section text:style-name="Sect4" text:name="Section20">
        <text:p text:style-name="P30">Ao alterar a definição (seja qual for) no ficheiro header, é aconselhável recompilar todos os móduloss que usam esse mesmo ficheiro header.</text:p>
        <text:p text:style-name="P30">Em C#, uma vez que a definição está incluída no próprio modulo, somente seria necessário recompilar o ficheiro com a definição, uma vez que os restantes módulos <text:s/>serão ligados posteriormente ao modulo assembly com a definição correta.</text:p>
        <text:p text:style-name="P31"/>
      </text:section>
      <text:p text:style-name="P22"><text:span text:style-name="_5f_OOoComputerKeyWord"><text:span text:style-name="T10">Quais as diferenças entre definir uma </text:span></text:span><text:span text:style-name="_5f_OOoComputerKeyWord"><text:span text:style-name="T11">class </text:span></text:span><text:span text:style-name="_5f_OOoComputerKeyWord"><text:span text:style-name="T10">e uma </text:span></text:span><text:span text:style-name="_5f_OOoComputerKeyWord"><text:span text:style-name="T11">struct</text:span></text:span><text:span text:style-name="_5f_OOoComputerKeyWord"><text:span text:style-name="T10">?</text:span></text:span></text:p>
      <text:section text:style-name="Sect2" text:name="Section21">
        <text:p text:style-name="P30">Uma classe fica alocada no managed heap e o a '<text:span text:style-name="T6">struct</text:span>' fica alojada no stack.</text:p>
        <text:p text:style-name="P30">A variável do tipo '<text:span text:style-name="T6">class</text:span>' fica com uma referencia e a '<text:span text:style-name="T6">struct</text:span>' com um tipo dados.</text:p>
      </text:section>
      <text:p text:style-name="P29"><text:span text:style-name="_5f_OOoComputerKeyWord"><text:span text:style-name="T17"/></text:span></text:p>
      <text:h text:style-name="Heading_20_2" text:outline-level="2"><text:soft-page-break/>Estrutura de tipos (construtores e membros, métodos virtuais, atributo new e tabelas de métodos) </text:h>
      <text:p text:style-name="P14"><text:span text:style-name="T16">Qual <text:s/>a <text:s/>motivação <text:s/>do <text:s/>construtor <text:s/>de <text:s/>tipo? <text:s/>Explique <text:s/>as <text:s/>duas <text:s/>políticas <text:s/>que <text:s/>determinam <text:s/>o <text:s/>momento <text:s/>da </text:span><text:span text:style-name="T16">chamada a este construtor. </text:span></text:p>
      <text:section text:style-name="Sect2" text:name="Section41">
        <text:p text:style-name="P10"/>
      </text:section>
      <text:p text:style-name="P10"/>
      <text:p text:style-name="P10"/>
      <text:p text:style-name="P11">Na chamada a métodos não virtuais, o compilador de C# gera instruções call ou callvirt. Explique em que situação é gerada cada uma das instruções e justifique essa diferença. </text:p>
      <text:section text:style-name="Sect2" text:name="Section42">
        <text:p text:style-name="P10"/>
      </text:section>
      <text:p text:style-name="P11">Explique, <text:s/>usando <text:s/>um <text:s/>exemplo <text:s/>concreto, <text:s/>a <text:s/>relação <text:s/>entre <text:s/>o <text:s/>atributo <text:s/>new <text:s/>da <text:s/>linguagem <text:s/>C# <text:s/>e <text:s/>o <text:s/>atributo newslot da linguagem IL. </text:p>
      <text:section text:style-name="Sect2" text:name="Section43">
        <text:p text:style-name="P10"/>
      </text:section>
      <text:p text:style-name="P11">Comente a seguinte afirmação: <text:s/>“A selecção do método numa chamada não virtual é definida em tempo de compilação porque este é definido pelo tipo da expressão que prefixa a chamada ao método. Por sua vez, a selecção do método numa chamada virtual, apenas é definida em tempo de execução porque esta selecção depende do tipo concreto do objecto referenciado pela expressão que prefixa a chamada ao método”. </text:p>
      <text:section text:style-name="Sect2" text:name="Section44">
        <text:p text:style-name="P10"/>
      </text:section>
      <text:p text:style-name="P11">Comente a seguinte afirmação: <text:s/>“Em .NET a passagem de parâmetros é sempre por valor”. </text:p>
      <text:section text:style-name="Sect2" text:name="Section45">
        <text:p text:style-name="P10"/>
      </text:section>
      <text:p text:style-name="P11">Considere a seguinte expressão em C#: <text:s/>E.m(1, “slb”); em que E é uma expressão. Indique a análise que o compilador tem que fazer na metadata para gerar as instruções correspondentes a esta expressão. </text:p>
      <text:section text:style-name="Sect2" text:name="Section46">
        <text:p text:style-name="P10"/>
      </text:section>
      <text:p text:style-name="P10"/>
      <text:p text:style-name="P10"/>
      <text:p text:style-name="P10"/>
      <text:p text:style-name="P10"/>
      <text:p text:style-name="P35">II Parte </text:p>
      <text:h text:style-name="P42" text:outline-level="1">1. Analise o seguinte tipo: </text:h>
      <text:section text:style-name="Sect2" text:name="Section22">
        <text:p text:style-name="Text_20_body"><text:span text:style-name="_5f_OOoComputerKeyWord"><text:span text:style-name="T18">using</text:span></text:span><text:span text:style-name="T18"> </text:span><text:span text:style-name="_5f_OOoComputerIdent"><text:span text:style-name="T18">System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public</text:span></text:span><text:span text:style-name="T18"> </text:span><text:span text:style-name="_5f_OOoComputerKeyWord"><text:span text:style-name="T18">struct</text:span></text:span><text:span text:style-name="T18"> </text:span><text:span text:style-name="_5f_OOoComputerIdent"><text:span text:style-name="T18">V</text:span>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private</text:span></text:span><text:span text:style-name="T18"> </text:span><text:span text:style-name="_5f_OOoComputerKeyWord"><text:span text:style-name="T18">int</text:span></text:span><text:span text:style-name="T18"> </text:span><text:span text:style-name="_5f_OOoComputerIdent"><text:span text:style-name="T18">i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bool</text:span></text:span><text:span text:style-name="T18"> </text:span><text:span text:style-name="_5f_OOoComputerKeyWord"><text:span text:style-name="T18">operator==(</text:span></text:span><text:span text:style-name="_5f_OOoComputerIdent"><text:span text:style-name="T18">V</text:span></text:span><text:span text:style-name="T18"> </text:span><text:span text:style-name="_5f_OOoComputerIdent"><text:span text:style-name="T18">v1</text:span></text:span><text:span text:style-name="_5f_OOoComputerKeyWord"><text:span text:style-name="T18">,</text:span></text:span><text:span text:style-name="T18"> </text:span><text:span text:style-name="_5f_OOoComputerIdent"><text:span text:style-name="T18">V</text:span></text:span><text:span text:style-name="T18"> </text:span><text:span text:style-name="_5f_OOoComputerIdent"><text:span text:style-name="T18">v2</text:span>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Ident"><text:span text:style-name="T18">v1</text:span></text:span><text:span text:style-name="_5f_OOoComputerKeyWord"><text:span text:style-name="T18">.</text:span></text:span><text:span text:style-name="_5f_OOoComputerIdent"><text:span text:style-name="T18">Equals</text:span></text:span><text:span text:style-name="_5f_OOoComputerKeyWord"><text:span text:style-name="T18">(</text:span></text:span><text:span text:style-name="_5f_OOoComputerIdent"><text:span text:style-name="T18">v2</text:span></text:span><text:span text:style-name="_5f_OOoComputerKeyWord"><text:span text:style-name="T18">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bool</text:span></text:span><text:span text:style-name="T18"> </text:span><text:span text:style-name="_5f_OOoComputerKeyWord"><text:span text:style-name="T18">operator!=(</text:span></text:span><text:span text:style-name="_5f_OOoComputerIdent"><text:span text:style-name="T18">V</text:span></text:span><text:span text:style-name="T18"> </text:span><text:span text:style-name="_5f_OOoComputerIdent"><text:span text:style-name="T18">v1</text:span></text:span><text:span text:style-name="_5f_OOoComputerKeyWord"><text:span text:style-name="T18">,</text:span></text:span><text:span text:style-name="T18"> </text:span><text:span text:style-name="_5f_OOoComputerIdent"><text:span text:style-name="T18">V</text:span></text:span><text:span text:style-name="T18"> </text:span><text:span text:style-name="_5f_OOoComputerIdent"><text:span text:style-name="T18">v2</text:span>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KeyWord"><text:span text:style-name="T18">!(</text:span></text:span><text:span text:style-name="_5f_OOoComputerIdent"><text:span text:style-name="T18">v1</text:span></text:span><text:span text:style-name="_5f_OOoComputerKeyWord"><text:span text:style-name="T18">==</text:span></text:span><text:span text:style-name="_5f_OOoComputerIdent"><text:span text:style-name="T18">v2</text:span></text:span><text:span text:style-name="_5f_OOoComputerKeyWord"><text:span text:style-name="T18">);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Ident"><text:span text:style-name="T18">V</text:span></text:span><text:span text:style-name="_5f_OOoComputerKeyWord"><text:span text:style-name="T18">(int</text:span></text:span><text:span text:style-name="T18"> </text:span><text:span text:style-name="_5f_OOoComputerIdent"><text:span text:style-name="T18">i</text:span></text:span><text:span text:style-name="_5f_OOoComputerKeyWord"><text:span text:style-name="T18">)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this.</text:span></text:span><text:span text:style-name="_5f_OOoComputerIdent"><text:span text:style-name="T18">i</text:span></text:span><text:span text:style-name="_5f_OOoComputerKeyWord"><text:span text:style-name="T18">=</text:span></text:span><text:span text:style-name="_5f_OOoComputerIdent"><text:span text:style-name="T18">i</text:span></text:span><text:span text:style-name="_5f_OOoComputerKeyWord"><text:span text:style-name="T18">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override</text:span></text:span><text:span text:style-name="T18"> </text:span><text:span text:style-name="_5f_OOoComputerKeyWord"><text:span text:style-name="T18">string</text:span></text:span><text:span text:style-name="T18"> </text:span><text:span text:style-name="_5f_OOoComputerIdent"><text:span text:style-name="T18">ToString</text:span></text:span><text:span text:style-name="_5f_OOoComputerKeyWord"><text:span text:style-name="T18">(</text:span></text:span><text:span text:style-name="T18"> 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Ident"><text:span text:style-name="T18">i</text:span></text:span><text:span text:style-name="_5f_OOoComputerKeyWord"><text:span text:style-name="T18">.</text:span></text:span><text:span text:style-name="_5f_OOoComputerIdent"><text:span text:style-name="T18">ToString</text:span></text:span><text:span text:style-name="_5f_OOoComputerKeyWord"><text:span text:style-name="T18">(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</text:span></text:span><text:span text:style-name="_5f_OOoComputerKeyWord"><text:span text:style-name="T18">(</text:span></text:span><text:span text:style-name="T18"> </text:span><text:span text:style-name="_5f_OOoComputerKeyWord"><text:span text:style-name="T18">){</text:span></text:span><text:span text:style-name="T18"> </text:span><text:span text:style-name="_5f_OOoComputerIdent"><text:span text:style-name="T18">i</text:span></text:span><text:span text:style-name="_5f_OOoComputerKeyWord"><text:span text:style-name="T18">++;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class</text:span></text:span><text:span text:style-name="T18"> </text:span><text:span text:style-name="_5f_OOoComputerIdent"><text:span text:style-name="T18">Program</text:span>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Main</text:span></text:span><text:span text:style-name="_5f_OOoComputerKeyWord"><text:span text:style-name="T18">(){</text:span></text:span><text:span text:style-name="T18"> </text:span></text:p>
        <text:p text:style-name="Text_20_body"><text:span text:style-name="_5f_OOoComputerIdent"><text:span text:style-name="T18"><text:tab/><text:tab/>V</text:span></text:span><text:span text:style-name="T18"> </text:span><text:span text:style-name="_5f_OOoComputerIdent"><text:span text:style-name="T18">v</text:span></text:span><text:span text:style-name="_5f_OOoComputerKeyWord"><text:span text:style-name="T18">=new</text:span></text:span><text:span text:style-name="T18"> </text:span><text:span text:style-name="_5f_OOoComputerIdent"><text:span text:style-name="T18">V</text:span></text:span><text:span text:style-name="_5f_OOoComputerKeyWord"><text:span text:style-name="T18">(</text:span></text:span><text:span text:style-name="_5f_OOoComputerLiteral"><text:span text:style-name="T18">1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<text:tab/>Object</text:span></text:span><text:span text:style-name="T18"> </text:span><text:span text:style-name="_5f_OOoComputerIdent"><text:span text:style-name="T18">o</text:span></text:span><text:span text:style-name="T18"> </text:span><text:span text:style-name="_5f_OOoComputerKeyWord"><text:span text:style-name="T18">=</text:span></text:span><text:span text:style-name="T18"> </text:span><text:span text:style-name="_5f_OOoComputerIdent"><text:span text:style-name="T18">v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<text:tab/><text:tab/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Inc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Ident"><text:span text:style-name="T18">v</text:span></text:span><text:span text:style-name="T18"> </text:span><text:span text:style-name="_5f_OOoComputerKeyWord"><text:span text:style-name="T18">==</text:span></text:span><text:span text:style-name="T18"> 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</text:section>
      <text:p text:style-name="P32">Indique quais as operações de box e unbox realizadas no método Main, justificando-as. </text:p>
      <text:section text:style-name="Sect2" text:name="Section23">
        <text:p text:style-name="P6">Box:</text:p>
        <text:p text:style-name="Text_20_body"><text:span text:style-name="_5f_OOoComputerKeyWord"><text:span text:style-name="T18">Object</text:span></text:span><text:span text:style-name="T18"> </text:span><text:span text:style-name="_5f_OOoComputerIdent"><text:span text:style-name="T18">o</text:span></text:span><text:span text:style-name="T18"> </text:span><text:span text:style-name="_5f_OOoComputerKeyWord"><text:span text:style-name="T18">=</text:span></text:span><text:span text:style-name="T18"> </text:span><text:span text:style-name="_5f_OOoComputerIdent"><text:span text:style-name="T18">v</text:span></text:span><text:span text:style-name="_5f_OOoComputerKeyWord"><text:span text:style-name="T18">; //Copia para o Heap uma cópia do objecto</text:span></text:span></text:p>
        <text:p text:style-name="Text_20_body"><text:span text:style-name="_5f_OOoComputerKeyWord"><text:span text:style-name="T10">Unbox:</text:span></text:span></text:p>
        <text:p text:style-name="Text_20_body"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Inc</text:span></text:span><text:span text:style-name="_5f_OOoComputerKeyWord"><text:span text:style-name="T18">(); </text:span></text:span></text:p>
        <text:p text:style-name="Text_20_body"><text:span text:style-name="_5f_OOoComputerKeyWord"><text:span text:style-name="T18">//Desreferencia o objecto, para poder utilizar o método Inc</text:span>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 (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 <text:tab/>//Desreferencia o objecto, para poder utilizar o método ToString</text:span>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 </text:span></text:span><text:span text:style-name="_5f_OOoComputerIdent"><text:span text:style-name="T18">v</text:span></text:span><text:span text:style-name="_5f_OOoComputerKeyWord"><text:span text:style-name="T18"> == 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; <text:tab/><text:tab/>//Desreferencia o objecto, para verificar se a referencia obtida é igual ao objecto v.</text:span></text:span></text:p>
        <text:p text:style-name="Text_20_body"><text:span text:style-name="_5f_OOoComputerKeyWord"><text:span text:style-name="T18"/></text:span></text:p>
      </text:section>
      <text:p text:style-name="P32">Indique e justifique os valores apresentados na consola. </text:p>
      <text:section text:style-name="Sect2" text:name="Section24"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;</text:span></text:span><text:span text:style-name="T18"> </text:span><text:soft-page-break/><text:span text:style-name="T18"><text:tab/><text:tab/><text:tab/>// 1, valor de v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</text:span></text:span><text:span text:style-name="T18"> <text:tab/>// 1, valor de v, uma vez que o inc foi feito no contexto de um unbox e perdeu-se no stack</text:span></text:p>
        <text:p text:style-name="P1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9"> </text:span><text:span text:style-name="_5f_OOoComputerIdent"><text:span text:style-name="T18">v</text:span></text:span><text:span text:style-name="T9"> </text:span><text:span text:style-name="_5f_OOoComputerKeyWord"><text:span text:style-name="T18">==</text:span></text:span><text:span text:style-name="T9"> 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</text:span></text:span><text:span text:style-name="T9"> </text:span><text:span text:style-name="_5f_OOoComputerIdent"><text:span text:style-name="T18">o</text:span></text:span><text:span text:style-name="_5f_OOoComputerKeyWord"><text:span text:style-name="T18">);</text:span></text:span><text:span text:style-name="T9"> <text:tab/><text:tab/>// true, porque é o resultado do operador == redefinido</text:span></text:p>
      </text:section>
      <text:h text:style-name="P42" text:outline-level="1">Considere o seguinte troço de código: </text:h>
      <text:section text:style-name="Sect5" text:name="Section25">
        <text:p text:style-name="Text_20_body"><text:span text:style-name="_5f_OOoComputerKeyWord"><text:span text:style-name="T18">interface</text:span></text:span><text:span text:style-name="T18"> </text:span><text:span text:style-name="_5f_OOoComputerIdent"><text:span text:style-name="T18">ICounter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struct</text:span></text:span><text:span text:style-name="T18"> </text:span><text:span text:style-name="_5f_OOoComputerIdent"><text:span text:style-name="T18">Counter</text:span></text:span><text:span text:style-name="_5f_OOoComputerKeyWord"><text:span text:style-name="T18">:</text:span></text:span><text:span text:style-name="T18"> </text:span><text:span text:style-name="_5f_OOoComputerIdent"><text:span text:style-name="T18">ICounter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int</text:span></text:span><text:span text:style-name="T18"> </text:span><text:span text:style-name="_5f_OOoComputerKeyWord"><text:span text:style-name="T18">value;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override</text:span></text:span><text:span text:style-name="T18"> </text:span><text:span text:style-name="_5f_OOoComputerKeyWord"><text:span text:style-name="T18">string</text:span></text:span><text:span text:style-name="T18"> </text:span><text:span text:style-name="_5f_OOoComputerIdent"><text:span text:style-name="T18">ToString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<text:tab/>return</text:span></text:span><text:span text:style-name="T18"> </text:span><text:span text:style-name="_5f_OOoComputerKeyWord"><text:span text:style-name="T18">value.</text:span></text:span><text:span text:style-name="_5f_OOoComputerIdent"><text:span text:style-name="T18">ToString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rement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value++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  <text:p text:style-name="P4"/>
        <text:p text:style-name="P4"/>
        <text:p text:style-name="Text_20_body"><text:span text:style-name="_5f_OOoComputerKeyWord"><text:span text:style-name="T18">class</text:span></text:span><text:span text:style-name="T18"> </text:span><text:span text:style-name="_5f_OOoComputerIdent"><text:span text:style-name="T18">Program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stat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Main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Ident"><text:span text:style-name="T18"><text:tab/><text:tab/>Counter</text:span></text:span><text:span text:style-name="T18"> </text:span><text:span text:style-name="_5f_OOoComputerIdent"><text:span text:style-name="T18">x</text:span></text:span><text:span text:style-name="T18"> </text:span><text:span text:style-name="_5f_OOoComputerKeyWord"><text:span text:style-name="T18">=</text:span></text:span><text:span text:style-name="T18"> </text:span><text:span text:style-name="_5f_OOoComputerKeyWord"><text:span text:style-name="T18">new</text:span></text:span><text:span text:style-name="T18"> </text:span><text:span text:style-name="_5f_OOoComputerIdent"><text:span text:style-name="T18">Counter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Ident"><text:span text:style-name="T18"><text:tab/><text:tab/>x</text:span></text:span><text:span text:style-name="_5f_OOoComputerKeyWord"><text:span text:style-name="T18">.</text:span>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<text:tab/>((</text:span></text:span><text:span text:style-name="_5f_OOoComputerIdent"><text:span text:style-name="T18">ICounter</text:span></text:span><text:span text:style-name="_5f_OOoComputerKeyWord"><text:span text:style-name="T18">)</text:span></text:span><text:span text:style-name="_5f_OOoComputerIdent"><text:span text:style-name="T18">x</text:span></text:span><text:span text:style-name="_5f_OOoComputerKeyWord"><text:span text:style-name="T18">).</text:span>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P32"><text:span text:style-name="T18"><text:tab/><text:tab/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.</text:span></text:span><text:span text:style-name="_5f_OOoComputerIdent"><text:span text:style-name="T18">ToString</text:span></text:span><text:span text:style-name="_5f_OOoComputerKeyWord"><text:span text:style-name="T18">());</text:span>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</text:section>
      <text:p text:style-name="P34"/>
      <text:p text:style-name="P32">Indique, justificando, qual a saída resultante da execução. </text:p>
      <text:section text:style-name="Sect2" text:name="Section26">
        <text:p text:style-name="P1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9"> <text:tab/>// 0, imprime o valor inicial de x</text:span></text:p>
        <text:p text:style-name="P1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9"> <text:tab/>// 1, imprime o valor incrementado de x</text:span></text:p>
        <text:p text:style-name="P1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9"> <text:tab/>// 1, é feito um cast para Icounter e utilizado para fazer o incremento, mas não afecta o valor de x porque referencia outra posição de memoria no heap.</text:span></text:p>
      </text:section>
      <text:p text:style-name="P32">Acrescente no final do método Main a instrução “Console.WriteLine(x.ToString())”. </text:p>
      <text:p text:style-name="P33">Analise o código IL produzido, em particular o prefixo “constrained. Counter” (Norma CLI, parte III, secção 2.1). </text:p>
      <text:section text:style-name="Sect2" text:name="Section27">
        <text:p text:style-name="P2"/>
      </text:section>
      <text:p text:style-name="P33">Altere o código IL de forma a que seja produzido o mesmo resultado mas sem a utilização do prefixo constrained. </text:p>
      <text:section text:style-name="Sect2" text:name="Section28">
        <text:p text:style-name="P2"/>
      </text:section>
      <text:p text:style-name="P32">Altere a categoria do tipo Counter para referência e explique, sucintamente, as diferenças no código IL produzido comparando com a alínea a). </text:p>
      <text:section text:style-name="Sect2" text:name="Section29">
        <text:p text:style-name="P1"/>
      </text:section>
      <text:h text:style-name="P44" text:outline-level="2"/>
      <text:h text:style-name="P46" text:outline-level="2">Considere os excertos da implementação de Equals nas class B1, B2 e B3. </text:h>
      <text:section text:style-name="Sect3" text:name="Section30">
        <text:p text:style-name="P5"><text:span text:style-name="_5f_OOoComputerKeyWord"><text:span text:style-name="T12">class</text:span></text:span><text:span text:style-name="T12"> </text:span><text:span text:style-name="_5f_OOoComputerIdent"><text:span text:style-name="T12">B1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KeyWord"><text:span text:style-name="T12">public</text:span></text:span><text:span text:style-name="T12"> </text:span><text:span text:style-name="_5f_OOoComputerKeyWord"><text:span text:style-name="T12">override</text:span></text:span><text:span text:style-name="T12"> </text:span><text:span text:style-name="_5f_OOoComputerKeyWord"><text:span text:style-name="T12">bool</text:span></text:span><text:span text:style-name="T12"> </text:span><text:span text:style-name="_5f_OOoComputerIdent"><text:span text:style-name="T12">Equals</text:span></text:span><text:span text:style-name="_5f_OOoComputerKeyWord"><text:span text:style-name="T12">(object</text:span></text:span><text:span text:style-name="T12"> </text:span><text:span text:style-name="_5f_OOoComputerIdent"><text:span text:style-name="T12">o</text:span></text:span><text:span text:style-name="_5f_OOoComputerKeyWord"><text:span text:style-name="T12">)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Ident"><text:span text:style-name="T12">B1</text:span></text:span><text:span text:style-name="T12"> </text:span><text:span text:style-name="_5f_OOoComputerIdent"><text:span text:style-name="T12">b1</text:span></text:span><text:span text:style-name="T12"> </text:span><text:span text:style-name="_5f_OOoComputerKeyWord"><text:span text:style-name="T12">=</text:span></text:span><text:span text:style-name="T12"> </text:span><text:span text:style-name="_5f_OOoComputerIdent"><text:span text:style-name="T12">o</text:span></text:span><text:span text:style-name="T12"> </text:span><text:span text:style-name="_5f_OOoComputerKeyWord"><text:span text:style-name="T12">as</text:span></text:span><text:span text:style-name="T12"> </text:span><text:span text:style-name="_5f_OOoComputerIdent"><text:span text:style-name="T12">B1</text:span></text:span><text:span text:style-name="_5f_OOoComputerKeyWord"><text:span text:style-name="T12">;</text:span></text:span><text:span text:style-name="T12"> </text:span></text:p>
        <text:p text:style-name="P5"><text:span text:style-name="_5f_OOoComputerKeyWord"><text:span text:style-name="T12">if</text:span></text:span><text:span text:style-name="T12"> </text:span><text:span text:style-name="_5f_OOoComputerKeyWord"><text:span text:style-name="T12">(</text:span></text:span><text:span text:style-name="_5f_OOoComputerIdent"><text:span text:style-name="T12">b1</text:span></text:span><text:span text:style-name="T12"> </text:span><text:span text:style-name="_5f_OOoComputerKeyWord"><text:span text:style-name="T12">==</text:span></text:span><text:span text:style-name="T12"> </text:span><text:span text:style-name="_5f_OOoComputerKeyWord"><text:span text:style-name="T12">null)</text:span></text:span><text:span text:style-name="T12"> </text:span><text:span text:style-name="_5f_OOoComputerKeyWord"><text:span text:style-name="T12">return</text:span></text:span><text:span text:style-name="T12"> </text:span><text:span text:style-name="_5f_OOoComputerKeyWord"><text:span text:style-name="T12">false;</text:span></text:span><text:span text:style-name="T12"> </text:span></text:p>
        <text:p text:style-name="P5"><text:span text:style-name="_5f_OOoComputerKeyWord"><text:span text:style-name="T12">return</text:span></text:span><text:span text:style-name="T12"> </text:span><text:span text:style-name="_5f_OOoComputerKeyWord"><text:span text:style-name="T12">true;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  <text:p text:style-name="P5"><text:span text:style-name="_5f_OOoComputerKeyWord"><text:span text:style-name="T12">class</text:span></text:span><text:span text:style-name="T12"> </text:span><text:span text:style-name="_5f_OOoComputerIdent"><text:span text:style-name="T12">B2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KeyWord"><text:span text:style-name="T12">public</text:span></text:span><text:span text:style-name="T12"> </text:span><text:span text:style-name="_5f_OOoComputerKeyWord"><text:span text:style-name="T12">override</text:span></text:span><text:span text:style-name="T12"> </text:span><text:span text:style-name="_5f_OOoComputerKeyWord"><text:span text:style-name="T12">bool</text:span></text:span><text:span text:style-name="T12"> </text:span><text:span text:style-name="_5f_OOoComputerIdent"><text:span text:style-name="T12">Equals</text:span></text:span><text:span text:style-name="_5f_OOoComputerKeyWord"><text:span text:style-name="T12">(object</text:span></text:span><text:span text:style-name="T12"> </text:span><text:span text:style-name="_5f_OOoComputerIdent"><text:span text:style-name="T12">o</text:span></text:span><text:span text:style-name="_5f_OOoComputerKeyWord"><text:span text:style-name="T12">)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KeyWord"><text:span text:style-name="T12">if</text:span></text:span><text:span text:style-name="T12"> </text:span><text:span text:style-name="_5f_OOoComputerKeyWord"><text:span text:style-name="T12">(</text:span></text:span><text:span text:style-name="_5f_OOoComputerIdent"><text:span text:style-name="T12">o</text:span></text:span><text:span text:style-name="T12"> </text:span><text:span text:style-name="_5f_OOoComputerKeyWord"><text:span text:style-name="T12">==</text:span></text:span><text:span text:style-name="T12"> </text:span><text:span text:style-name="_5f_OOoComputerKeyWord"><text:span text:style-name="T12">null</text:span></text:span><text:span text:style-name="T12"> </text:span><text:span text:style-name="_5f_OOoComputerKeyWord"><text:span text:style-name="T12">||</text:span></text:span><text:span text:style-name="T12"> </text:span><text:span text:style-name="_5f_OOoComputerIdent"><text:span text:style-name="T12">o</text:span></text:span><text:span text:style-name="_5f_OOoComputerKeyWord"><text:span text:style-name="T12">.</text:span></text:span><text:span text:style-name="_5f_OOoComputerIdent"><text:span text:style-name="T12">GetType</text:span></text:span><text:span text:style-name="_5f_OOoComputerKeyWord"><text:span text:style-name="T12">()</text:span></text:span><text:span text:style-name="T12"> </text:span><text:span text:style-name="_5f_OOoComputerKeyWord"><text:span text:style-name="T12">!=</text:span></text:span><text:span text:style-name="T12"> </text:span><text:span text:style-name="_5f_OOoComputerKeyWord"><text:span text:style-name="T12">typeof(</text:span></text:span><text:span text:style-name="_5f_OOoComputerIdent"><text:span text:style-name="T12">B2</text:span></text:span><text:span text:style-name="_5f_OOoComputerKeyWord"><text:span text:style-name="T12">))</text:span></text:span><text:span text:style-name="T12"> </text:span><text:span text:style-name="_5f_OOoComputerKeyWord"><text:span text:style-name="T12">return</text:span></text:span><text:span text:style-name="T12"> </text:span><text:span text:style-name="_5f_OOoComputerKeyWord"><text:span text:style-name="T12">false;</text:span></text:span><text:span text:style-name="T12"> </text:span></text:p>
        <text:p text:style-name="P5"><text:span text:style-name="_5f_OOoComputerKeyWord"><text:span text:style-name="T12">return</text:span></text:span><text:span text:style-name="T12"> </text:span><text:span text:style-name="_5f_OOoComputerKeyWord"><text:span text:style-name="T12">true;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  <text:p text:style-name="P4"/>
        <text:p text:style-name="P5"><text:span text:style-name="_5f_OOoComputerKeyWord"><text:span text:style-name="T12">class</text:span></text:span><text:span text:style-name="T12"> </text:span><text:span text:style-name="_5f_OOoComputerIdent"><text:span text:style-name="T12">B3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KeyWord"><text:span text:style-name="T12">public</text:span></text:span><text:span text:style-name="T12"> </text:span><text:span text:style-name="_5f_OOoComputerKeyWord"><text:span text:style-name="T12">override</text:span></text:span><text:span text:style-name="T12"> </text:span><text:span text:style-name="_5f_OOoComputerKeyWord"><text:span text:style-name="T12">bool</text:span></text:span><text:span text:style-name="T12"> </text:span><text:span text:style-name="_5f_OOoComputerIdent"><text:span text:style-name="T12">Equals</text:span></text:span><text:span text:style-name="_5f_OOoComputerKeyWord"><text:span text:style-name="T12">(object</text:span></text:span><text:span text:style-name="T12"> </text:span><text:span text:style-name="_5f_OOoComputerIdent"><text:span text:style-name="T12">o</text:span></text:span><text:span text:style-name="_5f_OOoComputerKeyWord"><text:span text:style-name="T12">)</text:span></text:span><text:span text:style-name="T12"> </text:span><text:span text:style-name="_5f_OOoComputerKeyWord"><text:span text:style-name="T12">{</text:span></text:span><text:span text:style-name="T12"> </text:span></text:p>
        <text:p text:style-name="P5"><text:span text:style-name="_5f_OOoComputerKeyWord"><text:span text:style-name="T12">if</text:span></text:span><text:span text:style-name="T12"> </text:span><text:span text:style-name="_5f_OOoComputerKeyWord"><text:span text:style-name="T12">(</text:span></text:span><text:span text:style-name="_5f_OOoComputerIdent"><text:span text:style-name="T12">o</text:span></text:span><text:span text:style-name="T12"> </text:span><text:span text:style-name="_5f_OOoComputerKeyWord"><text:span text:style-name="T12">==</text:span></text:span><text:span text:style-name="T12"> </text:span><text:span text:style-name="_5f_OOoComputerKeyWord"><text:span text:style-name="T12">null</text:span></text:span><text:span text:style-name="T12"> </text:span><text:span text:style-name="_5f_OOoComputerKeyWord"><text:span text:style-name="T12">||</text:span></text:span><text:span text:style-name="T12"> </text:span><text:span text:style-name="_5f_OOoComputerIdent"><text:span text:style-name="T12">o</text:span></text:span><text:span text:style-name="_5f_OOoComputerKeyWord"><text:span text:style-name="T12">.</text:span></text:span><text:span text:style-name="_5f_OOoComputerIdent"><text:span text:style-name="T12">GetType</text:span></text:span><text:span text:style-name="_5f_OOoComputerKeyWord"><text:span text:style-name="T12">()</text:span></text:span><text:span text:style-name="T12"> </text:span><text:span text:style-name="_5f_OOoComputerKeyWord"><text:span text:style-name="T12">!=</text:span></text:span><text:span text:style-name="T12"> </text:span><text:span text:style-name="_5f_OOoComputerIdent"><text:span text:style-name="T12">GetType</text:span></text:span><text:span text:style-name="_5f_OOoComputerKeyWord"><text:span text:style-name="T12">())</text:span></text:span><text:span text:style-name="T12"> </text:span><text:span text:style-name="_5f_OOoComputerKeyWord"><text:span text:style-name="T12">return</text:span></text:span><text:span text:style-name="T12"> </text:span><text:span text:style-name="_5f_OOoComputerKeyWord"><text:span text:style-name="T12">false;</text:span></text:span><text:span text:style-name="T12"> </text:span></text:p>
        <text:p text:style-name="P5"><text:span text:style-name="_5f_OOoComputerKeyWord"><text:span text:style-name="T12">return</text:span></text:span><text:span text:style-name="T12"> </text:span><text:span text:style-name="_5f_OOoComputerKeyWord"><text:span text:style-name="T12">true;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  <text:p text:style-name="P5"><text:span text:style-name="_5f_OOoComputerKeyWord"><text:span text:style-name="T12">}</text:span></text:span><text:span text:style-name="T12"> </text:span></text:p>
      </text:section>
      <text:p text:style-name="P20">Qual o único que se encontra correto? Justifique. (Sugestão: tenha em conta a existência de classes derivadas destas.)</text:p>
      <text:section text:style-name="Sect2" text:name="Section31">
        <text:p text:style-name="P15">A implementação que me parece mais correcta seria a classe B3, pois será a que tem uma implementação mais genérica e que não se compromete com nenhuma implementação, dai a utilização do operador GetType.</text:p>
      </text:section>
      <text:p text:style-name="P20">A implementação escolhida estaria correta se existisse uma classe base que redefinia o método Equals? </text:p>
      <text:section text:style-name="Sect2" text:name="Section32">
        <text:p text:style-name="P15">Penso que sim.</text:p>
      </text:section>
      <text:p text:style-name="P15"/>
      <text:h text:style-name="P45" text:outline-level="2">Consideres a redefinição do método bool Equals(object o) em tipos .NET. </text:h>
      <text:p text:style-name="P20">Quando se redefine o método Equals, deve-se redefinir também o método GetHashCode. Justifique. </text:p>
      <text:section text:style-name="Sect2" text:name="Section33">
        <text:p text:style-name="P15">Como o método GetHashCode têm que ser síncrono com o método Equals, ou seja são iguais se tiverem o mesmo hashcode, quando se redefine um deve se redefinir ou outro.</text:p>
      </text:section>
      <text:p text:style-name="P20">Porque motivo devem ser sempre criadas duas versões deste método, sendo esta boa prática ainda mais relevante em ValueTypes? </text:p>
      <text:section text:style-name="Sect2" text:name="Section34">
        <text:p text:style-name="P15">Para poder comparar objectos, de forma a validar as suas referencias ou os seus objectos.</text:p>
      </text:section>
      <text:p text:style-name="P20">Quando se redefine o comportamento de igualdade e desigualdade, não seria suficiente redefinir os operadores == e != em alternativa a redefinir o método Equals? </text:p>
      <text:section text:style-name="Sect2" text:name="Section35">
        <text:p text:style-name="P15">O resultado dos operadores têm significados diferente, dependendo do contexto. Comparando referencias ou então valores de tipos. Neste último não se está a comparar o tipo em si.</text:p>
      </text:section>
      <text:p text:style-name="P20">Que cuidados adicionais tem a redefinição do método Equals em ReferenceTypes, relativamente aos ValueTypes? </text:p>
      <text:section text:style-name="Sect2" text:name="Section36">
        <text:p text:style-name="P15">Validar referências nulas. Invocar o Equals da base.</text:p>
      </text:section>
      <text:h text:style-name="P42" text:outline-level="1">Considere a definição da classe Program em CIL. </text:h>
      <text:section text:style-name="Sect5" text:name="Section39">
        <text:p text:style-name="P3">.class public auto ansi beforefieldinit Program </text:p>
        <text:p text:style-name="P3">extends [mscorlib]System.Object </text:p>
        <text:p text:style-name="P3">{ </text:p>
        <text:p text:style-name="P3">.method public hidebysig static int32 Alinea4(int32 n) cil managed </text:p>
        <text:p text:style-name="P3">{ </text:p>
        <text:p text:style-name="P3">// Code size </text:p>
        <text:p text:style-name="P3">35 (0x23) </text:p>
        <text:p text:style-name="P3">.maxstack 3 </text:p>
        <text:p text:style-name="P3">.locals init (int32 V_0, bool V_1) </text:p>
        <text:p text:style-name="P3">IL_0000: nop </text:p>
        <text:p text:style-name="P3">IL_0001: ldarg.0 </text:p>
        <text:p text:style-name="P3">IL_0002: ldc.i4.0 </text:p>
        <text:p text:style-name="P3">IL_0003: ceq </text:p>
        <text:p text:style-name="P3">IL_0005: ldc.i4.0 </text:p>
        <text:p text:style-name="P3">IL_0006: ceq </text:p>
        <text:p text:style-name="P3">IL_0008: stloc.1 </text:p>
        <text:p text:style-name="P3">IL_0009: ldloc.1 </text:p>
        <text:p text:style-name="P3">IL_000a: brtrue.s </text:p>
        <text:p text:style-name="P3">IL_0010 </text:p>
        <text:p text:style-name="P3">IL_000c: ldc.i4.0 </text:p>
        <text:p text:style-name="P3">IL_000d: stloc.0 </text:p>
        <text:p text:style-name="P3">IL_000e: br.s <text:s/>IL_0021 </text:p>
        <text:p text:style-name="P3">IL_0010: ldarg.0 </text:p>
        <text:p text:style-name="P3">IL_0011: ldc.i4.s <text:s/>10</text:p>
        <text:p text:style-name="P3">IL_0013: rem </text:p>
        <text:p text:style-name="P3">IL_0014: ldarg.0 </text:p>
        <text:p text:style-name="P3">IL_0015: ldc.i4.s </text:p>
        <text:p text:style-name="P3">10 </text:p>
        <text:p text:style-name="P3">IL_0017: </text:p>
        <text:p text:style-name="P3">IL_0018: </text:p>
        <text:p text:style-name="P3">IL_001d: </text:p>
        <text:p text:style-name="P3">IL_001e: </text:p>
        <text:p text:style-name="P3"><text:soft-page-break/>IL_001f: </text:p>
        <text:p text:style-name="P3">div </text:p>
        <text:p text:style-name="P3">call </text:p>
        <text:p text:style-name="P3">add </text:p>
        <text:p text:style-name="P3">stloc.0 </text:p>
        <text:p text:style-name="P3">br.s </text:p>
        <text:p text:style-name="P3">int32 Program::Alinea4(int32) </text:p>
        <text:p text:style-name="P3">IL_0021 </text:p>
        <text:p text:style-name="P3">IL_0021: ldloc.0 </text:p>
        <text:p text:style-name="P3">IL_0022: ret </text:p>
        <text:p text:style-name="P3">} // end of method Program::Alinea4 </text:p>
        <text:p text:style-name="P3">.method public hidebysig static void Main() cil managed </text:p>
        <text:p text:style-name="P3">{ </text:p>
        <text:p text:style-name="P3">.entrypoint </text:p>
        <text:p text:style-name="P3">// Code size </text:p>
        <text:p text:style-name="P3">20 (0x14) </text:p>
        <text:p text:style-name="P3">.maxstack 1 </text:p>
        <text:p text:style-name="P3">.locals init (int32 V_0) </text:p>
        <text:p text:style-name="P3">IL_0000: nop </text:p>
        <text:p text:style-name="P3">IL_0001: ldc.i4 </text:p>
        <text:p text:style-name="P3">0x4d2 </text:p>
        <text:p text:style-name="P3">IL_0006: call </text:p>
        <text:p text:style-name="P3">int32 Program::Alinea4(int32) </text:p>
        <text:p text:style-name="P3">IL_000b: stloc.0 </text:p>
        <text:p text:style-name="P3">IL_000c: ldloc.0 </text:p>
        <text:p text:style-name="P3">IL_000d: call </text:p>
        <text:p text:style-name="P3">void [mscorlib]System.Console::WriteLine(int32) </text:p>
        <text:p text:style-name="P3">IL_0012: nop </text:p>
        <text:p text:style-name="P3">IL_0013: ret </text:p>
        <text:p text:style-name="P3">} // end of method Program::Main </text:p>
      </text:section>
      <text:section text:style-name="Sect2" text:name="Section40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6">ble</text:p>
            </table:table-cell>
            <table:table-cell table:style-name="Table1.B1" office:value-type="string">
              <text:p text:style-name="P36">The ble instruction transfers control to target if value1 is less <text:s/>than or equal to value2. </text:p>
            </table:table-cell>
          </table:table-row>
          <table:table-row>
            <table:table-cell table:style-name="Table1.A2" office:value-type="string">
              <text:p text:style-name="P36">br</text:p>
            </table:table-cell>
            <table:table-cell table:style-name="Table1.B2" office:value-type="string">
              <text:p text:style-name="P36">Unconditional jump to target </text:p>
            </table:table-cell>
          </table:table-row>
          <table:table-row>
            <table:table-cell table:style-name="Table1.A2" office:value-type="string">
              <text:p text:style-name="P36">ldarg.0 </text:p>
              <text:p text:style-name="P36">ldarg.1</text:p>
            </table:table-cell>
            <table:table-cell table:style-name="Table1.B2" office:value-type="string">
              <text:p text:style-name="P36">The ldarg.0 instruction pushes onto the evaluation stack, first incoming argument </text:p>
            </table:table-cell>
          </table:table-row>
          <table:table-row>
            <table:table-cell table:style-name="Table1.A2" office:value-type="string">
              <text:p text:style-name="P36">ldc.i4.s N </text:p>
              <text:p text:style-name="P36">ldc.i4.N </text:p>
            </table:table-cell>
            <table:table-cell table:style-name="Table1.B2" office:value-type="string">
              <text:p text:style-name="P36">Pushes the integer value of N onto the evaluation stack as an int32. </text:p>
            </table:table-cell>
          </table:table-row>
          <table:table-row>
            <table:table-cell table:style-name="Table1.A2" office:value-type="string">
              <text:p text:style-name="P36">Ceq</text:p>
            </table:table-cell>
            <table:table-cell table:style-name="Table1.B2" office:value-type="string">
              <text:p text:style-name="P36">Push 1 (of type int32) if value1 equals value2, else push 0 </text:p>
            </table:table-cell>
          </table:table-row>
          <table:table-row>
            <table:table-cell table:style-name="Table1.A2" office:value-type="string">
              <text:p text:style-name="P36">Div</text:p>
            </table:table-cell>
            <table:table-cell table:style-name="Table1.B2" office:value-type="string">
              <text:p text:style-name="P36">Divide two values to return a quotient or floating- point result. </text:p>
            </table:table-cell>
          </table:table-row>
          <table:table-row>
            <table:table-cell table:style-name="Table1.A2" office:value-type="string">
              <text:p text:style-name="P36">Rem</text:p>
            </table:table-cell>
            <table:table-cell table:style-name="Table1.B2" office:value-type="string">
              <text:p text:style-name="P36">Remainder when dividing one value by another. </text:p>
            </table:table-cell>
          </table:table-row>
          <table:table-row>
            <table:table-cell table:style-name="Table1.A2" office:value-type="string">
              <text:p text:style-name="P36">Add</text:p>
            </table:table-cell>
            <table:table-cell table:style-name="Table1.B2" office:value-type="string">
              <text:p text:style-name="P36">Add two values, returning a new value </text:p>
            </table:table-cell>
          </table:table-row>
        </table:table>
        <text:p text:style-name="P1"/>
      </text:section>
      <text:p text:style-name="P32">Indique e justifique (descrevendo o que faz cada um dos métodos), o output resultante da execução do programa. </text:p>
      <text:section text:style-name="Sect2" text:name="Section37">
        <text:p text:style-name="P1"/>
      </text:section>
      <text:p text:style-name="P32">Escreva um programa equivalente em C#. </text:p>
      <text:section text:style-name="Sect2" text:name="Section38">
        <text:p text:style-name="P1"/>
      </text:section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9.999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4-14T10:01:44</meta:creation-date>
    <dc:date>2011-04-29T18:47:58.73</dc:date>
    <meta:editing-duration>PT12H21M33S</meta:editing-duration>
    <meta:editing-cycles>98</meta:editing-cycles>
    <meta:generator>LibreOffice/3.3$Win32 LibreOffice_project/330m19$Build-8</meta:generator>
    <meta:document-statistic meta:table-count="1" meta:image-count="0" meta:object-count="0" meta:page-count="8" meta:paragraph-count="273" meta:word-count="2804" meta:character-count="17708"/>
    <meta:user-defined meta:name="Info 1"/>
    <meta:user-defined meta:name="Info 2"/>
    <meta:user-defined meta:name="Info 3"/>
    <meta:user-defined meta:name="Info 4"/>
  </office:meta>
</office:document-meta>
</file>